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Georgia, Cambria, 'Times New Roman', Times, sans-serif"/>
    <style:font-face style:name="source sans pro" svg:font-family="'source sans pro', sans-serif"/>
    <style:font-face style:name="work sans" svg:font-family="'work sans', sans-serif"/>
  </office:font-face-decls>
  <office:automatic-styles>
    <style:style style:name="Table1" style:family="table">
      <style:table-properties style:width="5.909in" table:align="left"/>
    </style:style>
    <style:style style:name="Table1.A" style:family="table-column">
      <style:table-column-properties style:column-width="5.909in"/>
    </style:style>
    <style:style style:name="Table1.A1" style:family="table-cell">
      <style:table-cell-properties style:vertical-align="middle" fo:padding-left="0.0833in" fo:padding-right="0.0833in" fo:padding-top="0.0208in" fo:padding-bottom="0.0208in" fo:border="0.05pt solid #ededed"/>
    </style:style>
    <style:style style:name="Table2" style:family="table">
      <style:table-properties style:width="5.925in" table:align="left"/>
    </style:style>
    <style:style style:name="Table2.A" style:family="table-column">
      <style:table-column-properties style:column-width="5.925in"/>
    </style:style>
    <style:style style:name="Table2.A1" style:family="table-cell">
      <style:table-cell-properties style:vertical-align="middle" fo:padding-left="0.0833in" fo:padding-right="0.0833in" fo:padding-top="0.0208in" fo:padding-bottom="0.0208in" fo:border="0.05pt solid #ededed"/>
    </style:style>
    <style:style style:name="Table3" style:family="table">
      <style:table-properties style:width="6.5083in" table:align="left"/>
    </style:style>
    <style:style style:name="Table3.A" style:family="table-column">
      <style:table-column-properties style:column-width="6.5083in"/>
    </style:style>
    <style:style style:name="Table3.A1" style:family="table-cell">
      <style:table-cell-properties style:vertical-align="middle" fo:padding-left="0.0833in" fo:padding-right="0.0833in" fo:padding-top="0.0208in" fo:padding-bottom="0.0208in" fo:border="0.05pt solid #ededed"/>
    </style:style>
    <style:style style:name="Table4" style:family="table">
      <style:table-properties style:width="4.7889in" table:align="left"/>
    </style:style>
    <style:style style:name="Table4.A" style:family="table-column">
      <style:table-column-properties style:column-width="4.7889in"/>
    </style:style>
    <style:style style:name="Table4.A1" style:family="table-cell">
      <style:table-cell-properties style:vertical-align="middle" fo:padding-left="0.0833in" fo:padding-right="0.0833in" fo:padding-top="0.0208in" fo:padding-bottom="0.0208in" fo:border="0.05pt solid #ededed"/>
    </style:style>
    <style:style style:name="Table5" style:family="table">
      <style:table-properties style:width="5.4604in" table:align="left"/>
    </style:style>
    <style:style style:name="Table5.A" style:family="table-column">
      <style:table-column-properties style:column-width="5.4604in"/>
    </style:style>
    <style:style style:name="Table5.A1" style:family="table-cell">
      <style:table-cell-properties style:vertical-align="middle" fo:padding-left="0.0833in" fo:padding-right="0.0833in" fo:padding-top="0.0208in" fo:padding-bottom="0.0208in" fo:border="0.05pt solid #ededed"/>
    </style:style>
    <style:style style:name="P1" style:family="paragraph" style:parent-style-name="Heading_20_1">
      <style:paragraph-properties fo:margin-left="0in" fo:margin-right="0in" fo:margin-top="0in" fo:margin-bottom="0.0835in" style:contextual-spacing="false" style:line-height-at-least="0.3854in" fo:orphans="2" fo:widows="2" fo:text-indent="0in" style:auto-text-indent="false" fo:padding="0in" fo:border="none"/>
      <style:text-properties fo:font-variant="normal" fo:text-transform="none" fo:color="#000000" loext:opacity="100%" style:font-name="work sans" fo:font-size="23.25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811in" fo:margin-bottom="0.1772in" style:contextual-spacing="false" style:line-height-at-least="0.3854in" fo:orphans="2" fo:widows="2" fo:text-indent="0in" style:auto-text-indent="false"/>
      <style:text-properties fo:font-variant="normal" fo:text-transform="none" fo:color="#000000" loext:opacity="100%" style:font-name="source sans pro" fo:font-size="24.75pt" fo:letter-spacing="normal" fo:font-style="normal" fo:font-weight="bold" loext:padding="0in" loext:border="none"/>
    </style:style>
    <style:style style:name="P3" style:family="paragraph" style:parent-style-name="Heading_20_3">
      <style:paragraph-properties fo:margin-left="0in" fo:margin-right="0in" fo:margin-top="0.25in" fo:margin-bottom="0.1457in" style:contextual-spacing="false" style:line-height-at-least="0.302in" fo:orphans="2" fo:widows="2" fo:text-indent="0in" style:auto-text-indent="false"/>
      <style:text-properties fo:font-variant="normal" fo:text-transform="none" fo:color="#000000" loext:opacity="100%" style:font-name="source sans pro" fo:font-size="18.75pt" fo:letter-spacing="normal" fo:font-style="normal" fo:font-weight="bold" loext:padding="0in" loext:border="none"/>
    </style:style>
    <style:style style:name="P4" style:family="paragraph" style:parent-style-name="Heading_20_4">
      <style:paragraph-properties fo:margin-left="0in" fo:margin-right="0in" fo:margin-top="0.2189in" fo:margin-bottom="0.1146in" style:contextual-spacing="false" style:line-height-at-least="0.25in" fo:orphans="2" fo:widows="2" fo:text-indent="0in" style:auto-text-indent="false"/>
      <style:text-properties fo:font-variant="normal" fo:text-transform="none" fo:color="#000000" loext:opacity="100%" style:font-name="source sans pro" fo:font-size="14.25pt" fo:letter-spacing="normal" fo:font-style="normal" fo:font-weight="bold" loext:padding="0in" loext:border="none"/>
    </style:style>
    <style:style style:name="P5" style:family="paragraph" style:parent-style-name="Text_20_body">
      <style:paragraph-properties fo:margin-top="0in" fo:margin-bottom="0.25in" style:contextual-spacing="false" style:line-height-at-least="0.2709in" fo:orphans="2" fo:widows="2"/>
      <style:text-properties fo:font-variant="normal" fo:text-transform="none" fo:color="#222222" loext:opacity="100%" fo:letter-spacing="normal" loext:padding="0in" loext:border="none"/>
    </style:style>
    <style:style style:name="P6" style:family="paragraph" style:parent-style-name="Text_20_body">
      <style:paragraph-properties fo:margin-top="0in" fo:margin-bottom="0.25in" style:contextual-spacing="false" style:line-height-at-least="0.2709in" fo:orphans="2" fo:widows="2"/>
      <style:text-properties fo:font-variant="normal" fo:text-transform="none" fo:color="#222222" loext:opacity="100%" style:font-name="source sans pro" fo:font-size="12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top="0in" fo:margin-bottom="0.25in" style:contextual-spacing="false" style:line-height-at-least="0.2709in" fo:orphans="2" fo:widows="2"/>
      <style:text-properties fo:font-variant="normal" fo:text-transform="none" fo:color="#222222" loext:opacity="100%" style:font-name="source sans pro" fo:font-size="12pt" fo:letter-spacing="normal" fo:font-style="normal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 loext:padding="0in" loext:border="none"/>
    </style:style>
    <style:style style:name="P8" style:family="paragraph" style:parent-style-name="Table_20_Contents">
      <style:paragraph-properties fo:margin-top="0in" fo:margin-bottom="0.1965in" style:contextual-spacing="false"/>
    </style:style>
    <style:style style:name="P9" style:family="paragraph" style:parent-style-name="Table_20_Contents">
      <style:paragraph-properties fo:margin-top="0in" fo:margin-bottom="0.1965in" style:contextual-spacing="false"/>
      <style:text-properties fo:font-weight="normal"/>
    </style:style>
    <style:style style:name="P10" style:family="paragraph" style:parent-style-name="Table_20_Contents">
      <style:paragraph-properties fo:margin-top="0in" fo:margin-bottom="0.25in" style:contextual-spacing="false" style:line-height-at-least="0.2709in"/>
      <style:text-properties style:font-name="source sans pro" fo:font-size="12pt" fo:font-weight="normal"/>
    </style:style>
    <style:style style:name="P11" style:family="paragraph" style:parent-style-name="Table_20_Contents">
      <style:paragraph-properties fo:margin-top="0in" fo:margin-bottom="0.25in" style:contextual-spacing="false" style:line-height-at-least="0.2709in"/>
      <style:text-properties style:font-name="source sans pro" fo:font-size="12pt"/>
    </style:style>
    <style:style style:name="P12" style:family="paragraph" style:parent-style-name="Table_20_Contents">
      <style:paragraph-properties fo:margin-top="0in" fo:margin-bottom="0.25in" style:contextual-spacing="false" style:line-height-at-least="0.2709in"/>
    </style:style>
    <style:style style:name="P13" style:family="paragraph" style:parent-style-name="Text_20_body">
      <style:paragraph-properties fo:margin-top="0in" fo:margin-bottom="0.25in" style:contextual-spacing="false" style:line-height-at-least="0.2709in" fo:orphans="2" fo:widows="2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fo:orphans="1"/>
    </style:style>
    <style:style style:name="P15" style:family="paragraph" style:parent-style-name="Table_20_Contents">
      <style:paragraph-properties fo:margin-top="0in" fo:margin-bottom="0.25in" style:contextual-spacing="false" style:line-height-at-least="0.2709in"/>
      <style:text-properties style:font-name="source sans pro" fo:font-size="12pt" fo:font-weight="normal"/>
    </style:style>
    <style:style style:name="P16" style:family="paragraph" style:parent-style-name="Heading_20_4">
      <style:paragraph-properties fo:margin-left="0in" fo:margin-right="0in" fo:margin-top="0.2189in" fo:margin-bottom="0.1146in" style:contextual-spacing="false" style:line-height-at-least="0.25in" fo:orphans="2" fo:widows="2" fo:text-indent="0in" style:auto-text-indent="false"/>
      <style:text-properties fo:font-variant="normal" fo:text-transform="none" fo:color="#222222" loext:opacity="100%" style:font-name="source sans pro" fo:font-size="12pt" fo:letter-spacing="normal" fo:font-style="normal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 loext:padding="0in" loext:border="none"/>
    </style:style>
    <style:style style:name="P17" style:family="paragraph" style:parent-style-name="Preformatted_20_Text">
      <loext:graphic-properties draw:fill="solid" draw:fill-color="#f7f7f7" draw:opacity="100%"/>
      <style:paragraph-properties fo:margin-left="0in" fo:margin-right="0in" fo:margin-top="0.1043in" fo:margin-bottom="0.1043in" style:contextual-spacing="false" fo:line-height="142%" fo:text-align="start" style:justify-single-word="false" fo:orphans="2" fo:widows="2" fo:text-indent="0in" style:auto-text-indent="false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style:font-name="Menlo" fo:letter-spacing="normal" fo:font-style="normal" fo:font-weight="normal"/>
    </style:style>
    <style:style style:name="P18" style:family="paragraph" style:parent-style-name="Preformatted_20_Text">
      <loext:graphic-properties draw:fill="solid" draw:fill-color="#f7f7f7" draw:opacity="100%"/>
      <style:paragraph-properties fo:margin-top="0.1043in" fo:margin-bottom="0.1043in" style:contextual-spacing="false" fo:line-height="142%" fo:text-align="start" style:justify-single-word="false" fo:orphans="2" fo:widows="2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style:font-name="Menlo" fo:letter-spacing="normal" fo:font-style="normal" fo:font-weight="normal"/>
    </style:style>
    <style:style style:name="P19" style:family="paragraph" style:parent-style-name="Preformatted_20_Text">
      <loext:graphic-properties draw:fill="solid" draw:fill-color="#f7f7f7" draw:opacity="100%"/>
      <style:paragraph-properties fo:margin-top="0.1043in" fo:margin-bottom="0.1043in" style:contextual-spacing="false" fo:line-height="142%" fo:text-align="start" style:justify-single-word="false" fo:orphans="2" fo:widows="2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fo:letter-spacing="normal"/>
    </style:style>
    <style:style style:name="P20" style:family="paragraph" style:parent-style-name="Preformatted_20_Text">
      <loext:graphic-properties draw:fill="solid" draw:fill-color="#f7f7f7" draw:opacity="100%"/>
      <style:paragraph-properties fo:margin-left="0in" fo:margin-right="0in" fo:margin-top="0.1043in" fo:margin-bottom="0.1043in" style:contextual-spacing="false" fo:line-height="142%" fo:text-align="start" style:justify-single-word="false" fo:orphans="2" fo:widows="2" fo:text-indent="0in" style:auto-text-indent="false" fo:background-color="#f7f7f7" fo:padding-left="0.052in" fo:padding-right="0in" fo:padding-top="0.052in" fo:padding-bottom="0.052in" fo:border-left="0.06pt solid #dadada" fo:border-right="none" fo:border-top="0.06pt solid #dadada" fo:border-bottom="0.06pt solid #dadada"/>
      <style:text-properties fo:font-variant="normal" fo:text-transform="none" fo:color="#333333" loext:opacity="100%" fo:letter-spacing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23" style:family="paragraph" style:parent-style-name="Text_20_body" style:list-style-name="L1">
      <style:paragraph-properties fo:margin-left="0.2189in" fo:margin-right="0in" fo:margin-top="0in" fo:margin-bottom="0.2709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222222" loext:opacity="100%" style:font-name="source sans pro" fo:font-size="12pt" fo:letter-spacing="normal" fo:font-style="normal" fo:font-weight="normal" loext:padding="0in" loext:border="none"/>
    </style:style>
    <style:style style:name="P24" style:family="paragraph" style:parent-style-name="Text_20_body">
      <style:paragraph-properties fo:margin-top="0in" fo:margin-bottom="0.25in" style:contextual-spacing="false" style:line-height-at-least="0.2709in" fo:orphans="2" fo:widows="2"/>
      <style:text-properties fo:font-variant="normal" fo:text-transform="none" fo:color="#222222" loext:opacity="100%" style:font-name="source sans pro" fo:font-size="12pt" fo:letter-spacing="normal" fo:font-style="normal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 loext:padding="0in" loext:border="none"/>
    </style:style>
    <style:style style:name="P25" style:family="paragraph" style:parent-style-name="Text_20_body">
      <style:paragraph-properties fo:margin-top="0in" fo:margin-bottom="0in" style:contextual-spacing="false" style:line-height-at-least="0.25in" fo:text-align="center" style:justify-single-word="false" fo:orphans="1" fo:widows="2"/>
      <style:text-properties fo:font-variant="normal" fo:text-transform="none" fo:color="#222222" loext:opacity="100%" fo:letter-spacing="normal" loext:padding="0in" loext:border="none"/>
    </style:style>
    <style:style style:name="P26" style:family="paragraph" style:parent-style-name="Text_20_body" style:list-style-name="L2">
      <style:paragraph-properties fo:margin-left="0.2189in" fo:margin-right="0in" fo:margin-top="0in" fo:margin-bottom="0.2709in" style:contextual-spacing="false" style:line-height-at-least="0.2709in" fo:orphans="2" fo:widows="2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source sans pro" fo:font-size="12pt" fo:font-style="normal" fo:font-weight="normal"/>
    </style:style>
    <style:style style:name="T4" style:family="text">
      <style:text-properties style:font-name="source sans pro" fo:font-size="12pt" fo:font-weight="normal"/>
    </style:style>
    <style:style style:name="T5" style:family="text">
      <style:text-properties fo:font-variant="normal" fo:text-transform="none" fo:color="#222222" loext:opacity="100%" style:font-name="source sans pro" fo:font-size="12pt" fo:letter-spacing="normal" fo:font-style="normal" fo:font-weight="bold" style:font-name-asian="source sans pro" style:font-size-asian="12pt" style:font-style-asian="normal" style:font-weight-asian="normal" style:font-name-complex="source sans pro" style:font-size-complex="12pt" style:font-style-complex="normal" style:font-weight-complex="normal" loext:padding="0in" loext:border="none"/>
    </style:style>
    <style:style style:name="T6" style:family="text">
      <style:text-properties fo:font-variant="normal" fo:text-transform="none" fo:color="#222222" loext:opacity="100%" style:font-name="source sans pro" fo:font-size="12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222222" loext:opacity="100%" style:font-name="source sans pro" fo:font-size="12pt" fo:letter-spacing="normal" fo:font-style="normal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 loext:padding="0in" loext:border="none"/>
    </style:style>
    <style:style style:name="T8" style:family="text">
      <style:text-properties fo:font-variant="normal" fo:text-transform="none" fo:color="#222222" loext:opacity="100%" style:font-name="source sans pro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42bdcd" loext:opacity="100%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 style:font-name-asian="source sans pro" style:font-size-asian="12pt" style:font-style-asian="normal" style:font-weight-asian="normal" style:font-name-complex="source sans pro" style:font-size-complex="12pt" style:font-style-complex="normal" style:font-weight-complex="normal" loext:padding="0in" loext:border="none"/>
    </style:style>
    <style:style style:name="T10" style:family="text">
      <style:text-properties fo:font-variant="normal" fo:text-transform="none" fo:color="#42bdcd" loext:opacity="100%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42bdcd" loext:opacity="100%" style:text-line-through-style="none" style:text-line-through-type="none" style:font-name="source sans pro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333333" loext:opacity="100%" style:font-name="apple-system" fo:font-size="14.25pt" fo:letter-spacing="normal" fo:font-style="normal" fo:font-weight="normal"/>
    </style:style>
    <style:style style:name="T13" style:family="text">
      <style:text-properties fo:font-size="12pt"/>
    </style:style>
    <style:style style:name="T14" style:family="text">
      <style:text-properties fo:font-style="italic"/>
    </style:style>
    <style:style style:name="T15" style:family="text">
      <style:text-properties style:font-name="Menlo" fo:font-style="normal" fo:font-weight="normal"/>
    </style:style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 IO Interview Questions And Answers</text:h>
      <text:p text:style-name="P22"/>
      <text:p text:style-name="P13"><text:span text:style-name="Strong_20_Emphasis"><text:span text:style-name="T5">17 Java IO Interview Questions And Answers</text:span></text:span><text:span text:style-name="T7"> – Input Output in Java Interview Questions For Experienced from </text:span><text:a xlink:type="simple" xlink:href="https://codingcompiler.com/" text:style-name="Internet_20_link" text:visited-style-name="Visited_20_Internet_20_Link"><text:span text:style-name="T9">Codingcompiler</text:span></text:a><text:span text:style-name="T7">. Test your </text:span><text:span text:style-name="Emphasis"><text:span text:style-name="T7">Java I/O</text:span></text:span><text:span text:style-name="T7"> knowledge by answering these </text:span><text:span text:style-name="Emphasis"><text:span text:style-name="Strong_20_Emphasis"><text:span text:style-name="T5">tricky interview questions on Java IO</text:span></text:span></text:span><text:span text:style-name="T7">. Let’s start </text:span><text:span text:style-name="Strong_20_Emphasis"><text:span text:style-name="T5">learning Java IO interview questions</text:span></text:span><text:span text:style-name="T7"> and prepare for Java interviews. All the best for your future and happy learning.</text:span></text:p>
      <text:h text:style-name="P2" text:outline-level="2"><text:bookmark text:name="more-1218"/>Java IO Interview Questions</text:h>
      <text:list xml:id="list1608037401" text:style-name="L1">
        <text:list-item>
          <text:p text:style-name="P23">What are the types of I / O streams?</text:p>
        </text:list-item>
        <text:list-item>
          <text:p text:style-name="P23">What are the main ancestors of I / O streams?</text:p>
        </text:list-item>
        <text:list-item>
          <text:p text:style-name="P23">What is common and how do the following streams differ: InputStream, OutputStream, Reader, Writer?</text:p>
        </text:list-item>
        <text:list-item>
          <text:p text:style-name="P23">What do you know about RandomAccessFile?</text:p>
        </text:list-item>
        <text:list-item>
          <text:p text:style-name="P23">What are the file access modes?</text:p>
        </text:list-item>
        <text:list-item>
          <text:p text:style-name="P23">What packages are stream classes in?</text:p>
        </text:list-item>
        <text:list-item>
          <text:p text:style-name="P23">What do you know about add-on classes?</text:p>
        </text:list-item>
        <text:list-item>
          <text:p text:style-name="P23">Which superstructure class allows reading data from an input byte stream in the format of primitive data types?</text:p>
        </text:list-item>
        <text:list-item>
          <text:p text:style-name="P23">What class add-on allows you to speed up reading / writing by using a buffer?</text:p>
        </text:list-item>
        <text:list-item>
          <text:p text:style-name="P23">What classes allow you to convert byte streams to character and back?</text:p>
        </text:list-item>
        <text:list-item>
          <text:p text:style-name="P23">What class is designed to work with the elements of the file system (EFS)?</text:p>
        </text:list-item>
        <text:list-item>
          <text:p text:style-name="P23"><text:soft-page-break/>Which symbol is a separator when indicating the path to the EFS?</text:p>
        </text:list-item>
        <text:list-item>
          <text:p text:style-name="P23">How to select all EFS of a specific catalog by criterion (for example, with a certain extension)?</text:p>
        </text:list-item>
        <text:list-item>
          <text:p text:style-name="P23">What do you know about the FilenameFilter interface?</text:p>
        </text:list-item>
        <text:list-item>
          <text:p text:style-name="P23">What is serialization?</text:p>
        </text:list-item>
        <text:list-item>
          <text:p text:style-name="P23">What are the conditions for “successful” serialization of an object?</text:p>
        </text:list-item>
        <text:list-item>
          <text:p text:style-name="P23">What classes allow you to archive objects?</text:p>
        </text:list-item>
      </text:list>
      <text:h text:style-name="P3" text:outline-level="3">Related Java Interview Questions</text:h>
      <text:list xml:id="list3849122137" text:style-name="L2">
        <text:list-item>
          <text:p text:style-name="P26"><text:a xlink:type="simple" xlink:href="https://codingcompiler.com/java-string-interview-questions/" text:style-name="Internet_20_link" text:visited-style-name="Visited_20_Internet_20_Link"><text:span text:style-name="T10">Java String Interview Questions</text:span></text:a></text:p>
        </text:list-item>
        <text:list-item>
          <text:p text:style-name="P26"><text:a xlink:type="simple" xlink:href="https://codingcompiler.com/java-collections-interview-questions/" text:style-name="Internet_20_link" text:visited-style-name="Visited_20_Internet_20_Link"><text:span text:style-name="T10">Java Collections Interview Questions</text:span></text:a></text:p>
        </text:list-item>
        <text:list-item>
          <text:p text:style-name="P26"><text:a xlink:type="simple" xlink:href="https://codingcompiler.com/java-exceptions-interview-questions-answers/" text:style-name="Internet_20_link" text:visited-style-name="Visited_20_Internet_20_Link"><text:span text:style-name="T10">Java Exceptions Interview Questions</text:span></text:a></text:p>
        </text:list-item>
        <text:list-item>
          <text:p text:style-name="P26"><text:a xlink:type="simple" xlink:href="https://codingcompiler.com/java-oops-interview-questions-answers/" text:style-name="Internet_20_link" text:visited-style-name="Visited_20_Internet_20_Link"><text:span text:style-name="T10">Java OOPS Interview Questions</text:span></text:a></text:p>
        </text:list-item>
        <text:list-item>
          <text:p text:style-name="P26"><text:a xlink:type="simple" xlink:href="https://codingcompiler.com/java-basic-interview-questions/" text:style-name="Internet_20_link" text:visited-style-name="Visited_20_Internet_20_Link"><text:span text:style-name="T10">Core Java Interview Questions</text:span></text:a></text:p>
        </text:list-item>
        <text:list-item>
          <text:p text:style-name="P26"><text:a xlink:type="simple" xlink:href="https://codingcompiler.com/jsf-interview-questions-answers/" text:style-name="Internet_20_link" text:visited-style-name="Visited_20_Internet_20_Link"><text:span text:style-name="T10">JSF Interview Questions</text:span></text:a></text:p>
        </text:list-item>
        <text:list-item>
          <text:p text:style-name="P26"><text:a xlink:type="simple" xlink:href="https://codingcompiler.com/jsp-interview-questions-answers/" text:style-name="Internet_20_link" text:visited-style-name="Visited_20_Internet_20_Link"><text:span text:style-name="T10">JSP Interview Questions</text:span></text:a></text:p>
        </text:list-item>
        <text:list-item>
          <text:p text:style-name="P26"><text:a xlink:type="simple" xlink:href="https://codingcompiler.com/jpa-interview-questions-answers/" text:style-name="Internet_20_link" text:visited-style-name="Visited_20_Internet_20_Link"><text:span text:style-name="T10">JPA Interview Questions</text:span></text:a></text:p>
        </text:list-item>
        <text:list-item>
          <text:p text:style-name="P26"><text:a xlink:type="simple" xlink:href="https://codingcompiler.com/spring-interview-questions-answers/" text:style-name="Internet_20_link" text:visited-style-name="Visited_20_Internet_20_Link"><text:span text:style-name="T10">Spring Framework Interview Questions</text:span></text:a></text:p>
        </text:list-item>
        <text:list-item>
          <text:p text:style-name="P26"><text:a xlink:type="simple" xlink:href="https://codingcompiler.com/spring-boot-interview-questions-answers/" text:style-name="Internet_20_link" text:visited-style-name="Visited_20_Internet_20_Link"><text:span text:style-name="T10">Spring Boot Interview Questions</text:span></text:a></text:p>
        </text:list-item>
        <text:list-item>
          <text:p text:style-name="P26"><text:soft-page-break/><text:a xlink:type="simple" xlink:href="https://codingcompiler.com/core-java-multiple-choice-questions-answers/" text:style-name="Internet_20_link" text:visited-style-name="Visited_20_Internet_20_Link"><text:span text:style-name="T10">Core Java Multiple Choice Questions</text:span></text:a></text:p>
        </text:list-item>
        <text:list-item>
          <text:p text:style-name="P26"><text:a xlink:type="simple" xlink:href="https://codingcompiler.com/java-multiple-choice-questions-answers/" text:style-name="Internet_20_link" text:visited-style-name="Visited_20_Internet_20_Link"><text:span text:style-name="T10">60 Java MCQ Questions And Answers</text:span></text:a></text:p>
        </text:list-item>
        <text:list-item>
          <text:p text:style-name="P26"><text:a xlink:type="simple" xlink:href="https://codingcompiler.com/wp-admin/post.php?post=230&amp;action=edit" text:style-name="Internet_20_link" text:visited-style-name="Visited_20_Internet_20_Link"><text:span text:style-name="T10">Aricent Java Interview Questions</text:span></text:a></text:p>
        </text:list-item>
        <text:list-item>
          <text:p text:style-name="P26"><text:a xlink:type="simple" xlink:href="https://codingcompiler.com/wp-admin/post.php?post=213&amp;action=edit" text:style-name="Internet_20_link" text:visited-style-name="Visited_20_Internet_20_Link"><text:span text:style-name="T10">Accenture Java Interview Questions</text:span></text:a></text:p>
        </text:list-item>
        <text:list-item>
          <text:p text:style-name="P26"><text:a xlink:type="simple" xlink:href="https://codingcompiler.com/wp-admin/post.php?post=205&amp;action=edit" text:style-name="Internet_20_link" text:visited-style-name="Visited_20_Internet_20_Link"><text:span text:style-name="T10">Advanced Java Interview Questions For 5 8 10 Years Experienced</text:span></text:a></text:p>
        </text:list-item>
        <text:list-item>
          <text:p text:style-name="P26"><text:a xlink:type="simple" xlink:href="https://codingcompiler.com/wp-admin/post.php?post=203&amp;action=edit" text:style-name="Internet_20_link" text:visited-style-name="Visited_20_Internet_20_Link"><text:span text:style-name="T10">Core Java Interview Questions For Experienced</text:span></text:a></text:p>
        </text:list-item>
      </text:list>
      <text:h text:style-name="P2" text:outline-level="2">17 Java IO Interview Questions And Answers</text:h>
      <text:h text:style-name="P4" text:outline-level="4">1. What are the types of I / O streams?</text:h>
      <text:p text:style-name="P6">There are two types of I / O streams: byte and character.</text:p>
      <text:h text:style-name="P16" text:outline-level="4">2. What are the main ancestors of I / O streams?</text:h>
      <text:p text:style-name="P6">Byte: java.io.InputStream, java.io.OutputStream;</text:p>
      <text:p text:style-name="P6">Symbolic: java.io.Reader, java.io.Writer;</text:p>
      <text:h text:style-name="P4" text:outline-level="4">3. What is common and how do the following streams differ: InputStream, OutputStream, Reader, Writer?</text:h>
      <text:p text:style-name="P6">The base class <text:span text:style-name="T2">InputStream</text:span> represents classes that receive data from various sources:</text:p>
      <text:section text:style-name="Sect1" text:name="Section2">
        <text:p text:style-name="P25"><draw:frame draw:style-name="fr1" draw:name="Object6" text:anchor-type="as-char" svg:width="0.3752in" svg:height="0.1665in" draw:z-index="0"><draw:floating-frame/></draw:frame></text:p>
      </text:section>
      <text:p text:style-name="P7">– <text:span text:style-name="T13">an array of bytes</text:span></text:p>
      <text:p text:style-name="P5">– <text:span text:style-name="T3">a string (String)</text:span></text:p>
      <text:p text:style-name="P5"><text:soft-page-break/>– <text:span text:style-name="T3">a file</text:span></text:p>
      <text:p text:style-name="P7">– a pipe (pipe): data is placed from one end and extracted from the other</text:p>
      <text:p text:style-name="P5">– <text:span text:style-name="T3">a sequence of different streams that can be combined into one stream</text:span></text:p>
      <text:p text:style-name="P5">– <text:span text:style-name="T3">other sources (eg internet connection)</text:span></text:p>
      <text:p text:style-name="P6">The class <text:span text:style-name="T2">OutputStream</text:span> is an abstract class that defines stream byte output. In this category are classes that determine where your data goes: to an array of bytes (but not directly to String; it is assumed that you can create them from an array of bytes), to a file or channel.</text:p>
      <text:p text:style-name="P13"><text:span text:style-name="T8">Character streams have two main abstract classes, </text:span><text:span text:style-name="T6">Reader</text:span><text:span text:style-name="T8"> and </text:span><text:span text:style-name="T6">Writer</text:span><text:span text:style-name="T8"> , which control the flow of Unicode characters. The Reader class is an abstract class that defines character streaming input. The </text:span><text:span text:style-name="T6">Writer</text:span><text:span text:style-name="T8"> class is an abstract class that defines character stream output. In case of errors, all class methods throw an </text:span><text:a xlink:type="simple" xlink:href="https://docs.oracle.com/javase/7/docs/api/java/io/IOException.html" office:target-frame-name="_blank" xlink:show="new" text:style-name="Internet_20_link" text:visited-style-name="Visited_20_Internet_20_Link"><text:span text:style-name="T11">IOException</text:span></text:a><text:span text:style-name="T8"> .</text:span></text:p>
      <text:h text:style-name="P4" text:outline-level="4">4. What do you know about RandomAccessFile?</text:h>
      <text:p text:style-name="P6">The RandomAccessFile class inherits directly from Object and is not inherited from the above basic input / output classes. Designed to work with files, supporting random access to their contents.</text:p>
      <text:p text:style-name="P6">Working with the <text:span text:style-name="T2">RandomAccessFile</text:span> class resembles the use of <text:span text:style-name="T2">DataInputStream</text:span> and  <text:span text:style-name="T2">DataOutputStream</text:span> combined in one class (they implement the same <text:span text:style-name="T2">DataInput</text:span> and <text:span text:style-name="T2">DataOutput interfaces</text:span> ). In addition, the <text:span text:style-name="T2">seek ()</text:span> method allows you to move to a specific position and change the value stored there.</text:p>
      <text:p text:style-name="P6">When using <text:span text:style-name="T2">RandomAccessFile</text:span> you need to know the file structure. The <text:span text:style-name="T2">RandomAccessFile</text:span> class contains methods for reading and writing primitives and UTF-8 strings.</text:p>
      <text:h text:style-name="P4" text:outline-level="4">5. What are the file access modes?</text:h>
      <text:p text:style-name="P6"><text:span text:style-name="T2">RandomAccessFile</text:span> can open in read (r) or read / write (rw) mode. There is also a “rws” mode, when a file is opened for read-write operations and each change of file data is immediately recorded on a physical device.</text:p>
      <text:h text:style-name="P4" text:outline-level="4"><text:soft-page-break/>6. What packages are stream classes in?</text:h>
      <text:p text:style-name="P13"><text:span text:style-name="T8">Classes of input / output streams are in java.io; With JDK 7, a more modern way of working with threads has been added – Java NIO. Classes are in </text:span><text:a xlink:type="simple" xlink:href="https://docs.oracle.com/javase/7/docs/api/java/nio/package-summary.html" office:target-frame-name="_blank" xlink:show="new" text:style-name="Internet_20_link" text:visited-style-name="Visited_20_Internet_20_Link"><text:span text:style-name="T10">java.nio</text:span></text:a><text:span text:style-name="T8">. To work with archives, classes from the java.util package are used.</text:span></text:p>
      <text:h text:style-name="P4" text:outline-level="4">7. What do you know about add-on classes?</text:h>
      <text:p text:style-name="P6">Add-on classes endow the existing thread with additional properties. Examples of classes: BufferedOutputStream , BufferedInputStream ,  BufferedWriter – buffers the stream and improves performance.</text:p>
      <text:h text:style-name="P3" text:outline-level="3">IO Java Interview Questions And Answers</text:h>
      <text:h text:style-name="P4" text:outline-level="4">8. Which superstructure class allows reading data from an input byte stream in the format of primitive data types?</text:h>
      <text:p text:style-name="P6">To read byte data (not strings), the <text:span text:style-name="T2">DataInputStream</text:span> class is used . In this case, you must use the classes from the <text:span text:style-name="T2">InputStream</text:span> group  .</text:p>
      <text:p text:style-name="P6">To convert a string to a byte array suitable for placement into a <text:span text:style-name="T2">ByteArrayInputStream</text:span> stream , the <text:span text:style-name="T2">getBytes ()</text:span> method is provided in the <text:span text:style-name="T2">String</text:span>class . The resulting <text:span text:style-name="T2">ByteArrayInputStream</text:span> is an <text:span text:style-name="T2">InputStream</text:span> stream suitable for passing a  <text:span text:style-name="T2">DataInputStream</text:span> .</text:p>
      <text:p text:style-name="P6">When reading characters byte from the <text:span text:style-name="T2">DataInputStream</text:span> formatted stream using the <text:span text:style-name="T2">readByte ()</text:span> method, any resulting value will be considered valid, so the return value is not applicable to identify the end of the stream. Instead, you can use the <text:span text:style-name="T2">available ()</text:span> method , which tells you how many characters are left.</text:p>
      <text:p text:style-name="P6">The <text:span text:style-name="T2">DataInputStream</text:span> class allows you to read elementary data from a stream through the <text:span text:style-name="T2">DataInput</text:span> interface , which defines methods that convert elementary values ​​into a sequence of bytes. Such streams make it easy to save binary data to a file.</text:p>
      <text:p text:style-name="P6">Constructor: DataInputStream (InputStream stream)</text:p>
      <text:p text:style-name="P6"><text:soft-page-break/>Methods: readDouble (), readBoolean (), readInt ()</text:p>
      <text:h text:style-name="P4" text:outline-level="4">9. What class add-on allows you to speed up reading / writing by using a buffer?</text:h>
      <text:p text:style-name="P6">To do this, use classes that allow you to buffer stream:</text:p>
      <text:p text:style-name="P6">java.io.BufferedInputStream (InputStream in) || BufferedInputStream (InputStream in, int size),</text:p>
      <text:p text:style-name="P6">java.io.BufferedOutputStream (OutputStream out) || BufferedOutputStream (OutputStream out, int size),</text:p>
      <text:p text:style-name="P6">java.io.BufferedReader (Reader r) || BufferedReader (Reader in, int sz),</text:p>
      <text:p text:style-name="P6">java.io.BufferedWriter (Writer out) || BufferedWriter (Writer out, int sz)</text:p>
      <text:h text:style-name="P4" text:outline-level="4">10. What classes allow you to convert byte streams to character and back?</text:h>
      <text:p text:style-name="P6">OutputStreamWriter – the bridge between the OutputStream class and the Writer class. Characters written to the stream are converted to bytes.</text:p>
      <table:table table:name="Table1" table:style-name="Table1">
        <table:table-column table:style-name="Table1.A"/>
        <table:table-row table:style-name="TableLine2263114574640">
          <table:table-cell table:style-name="Table1.A1" office:value-type="string">
            <text:p text:style-name="P8"><text:span text:style-name="T1">OutputStream outputStream   </text:span> <text:span text:style-name="T1">= new FileOutputStream(“c:\\data\\output.txt”);</text:span></text:p>
            <text:p text:style-name="P11"><text:span text:style-name="T1">Writer   </text:span> <text:span text:style-name="T1">outputStreamWriter = new OutputStreamWriter(outputStream, “UTF-8”);</text:span></text:p>
            <text:p text:style-name="P10">outputStreamWriter.write(“Hello World”);</text:p>
            <text:p text:style-name="P10">outputStreamWriter.close();</text:p>
          </table:table-cell>
        </table:table-row>
      </table:table>
      <text:p text:style-name="P6">InputStreamReader – analogue for reading. Using the methods of the Reader class, the bytes from the InputStream stream are read and then converted to characters.</text:p>
      <table:table table:name="Table2" table:style-name="Table2">
        <table:table-column table:style-name="Table2.A"/>
        <table:table-row table:style-name="TableLine2263114567568">
          <table:table-cell table:style-name="Table2.A1" office:value-type="string">
            <text:p text:style-name="P8"><text:span text:style-name="T1">InputStream inputStream   </text:span> <text:span text:style-name="T1">= new FileInputStream(“c:\\data\\input.txt”);</text:span></text:p>
            <text:p text:style-name="P10">Reader      inputStreamReader = new InputStreamReader(inputStream, “UTF-8”);</text:p>
            <text:p text:style-name="P10"><text:soft-page-break/>int data = inputStreamReader.read();</text:p>
            <text:p text:style-name="P10">while(data != -1){</text:p>
            <text:p text:style-name="P12">   <text:span text:style-name="T4">char theChar = (char) data;</text:span></text:p>
            <text:p text:style-name="P12">   <text:span text:style-name="T4">data = inputStreamReader.read();</text:span></text:p>
            <text:p text:style-name="P10">}</text:p>
            <text:p text:style-name="P10">inputStreamReader.close();</text:p>
          </table:table-cell>
        </table:table-row>
      </table:table>
      <text:h text:style-name="P4" text:outline-level="4">11. What class is designed to work with the elements of the file system (EFS)?</text:h>
      <text:p text:style-name="P6">Unlike most I / O classes, the <text:span text:style-name="T2">File</text:span> class does not work with streams, but directly with files. This class allows you to get information about the file: access rights, time and date of creation, directory path. And also navigate through the subdirectory hierarchies.</text:p>
      <text:p text:style-name="P6">The <text:span text:style-name="T2">java.io.File</text:span> class can represent the name of a specific file, as well as the names of a group of files located in a directory. If a class represents a directory, then its <text:span text:style-name="T2">list ()</text:span>method returns an array of strings with the names of all files.</text:p>
      <text:p text:style-name="P6">To create objects of the <text:span text:style-name="T2">File</text:span> class, you can use one of the following constructors:</text:p>
      <text:p text:style-name="P6">File (File dir, String name) – specify an object of the File class (directory) and file name</text:p>
      <text:p text:style-name="P6">File (String path) – specify the path to the file without specifying the File name</text:p>
      <text:p text:style-name="P6">(String dirPath, Sring name) – specifies the file path and file name</text:p>
      <text:p text:style-name="P6">File (uri uri) – specifies the URI object that describes the file</text:p>
      <text:h text:style-name="P4" text:outline-level="4"><text:soft-page-break/>12. Which symbol is a separator when indicating the path to the EFS?</text:h>
      <text:p text:style-name="P6">For different systems, the delimiter character is different. You can pull it out using file.separator, as well as in the static field File.separator. For Windows, this is ‘\’.</text:p>
      <text:p text:style-name="P6">* On stackoverflow met a statement with a link to the documentation that it is safe to use a slash ‘/’ for all systems. In a comment the reader confirmed this.</text:p>
      <text:h text:style-name="P4" text:outline-level="4">13. How to select all EFS of a specific catalog by criterion (for example, with a certain extension)?</text:h>
      <text:p text:style-name="P6">The File.listFiles () method returns an array of File objects contained in the directory. A method can take as an argument an object of a class that implements FileFilter. This allows you to include a list of only those elements for which the accept method returns true (the criterion can be the length of the file name or its extension).</text:p>
      <table:table table:name="Table3" table:style-name="Table3">
        <table:table-column table:style-name="Table3.A"/>
        <table:table-row table:style-name="TableLine2263114563488">
          <table:table-cell table:style-name="Table3.A1" office:value-type="string">
            <text:p text:style-name="P9">public class FileDemo {</text:p>
            <text:p text:style-name="P12">  <text:span text:style-name="T4">public static void main(String[] args) {</text:span></text:p>
            <text:p text:style-name="P12">     </text:p>
            <text:p text:style-name="P12">     <text:span text:style-name="T4">File f = null;</text:span></text:p>
            <text:p text:style-name="P12">     <text:span text:style-name="T4">File[] paths;</text:span></text:p>
            <text:p text:style-name="P12">     </text:p>
            <text:p text:style-name="P12">     <text:span text:style-name="T4">try{    </text:span></text:p>
            <text:p text:style-name="P12">     <text:span text:style-name="T4">// create new file</text:span></text:p>
            <text:p text:style-name="P12">     <text:span text:style-name="T4">f = new File(“c:/test”);</text:span></text:p>
            <text:p text:style-name="P12">    </text:p>
            <text:p text:style-name="P12"><text:soft-page-break/>     <text:span text:style-name="T4">// returns pathnames for files and directory</text:span></text:p>
            <text:p text:style-name="P12">     <text:span text:style-name="T4">paths = f.listFiles();</text:span></text:p>
            <text:p text:style-name="P12">    </text:p>
            <text:p text:style-name="P12">     <text:span text:style-name="T4">// for each pathname in pathname array</text:span></text:p>
            <text:p text:style-name="P12">     <text:span text:style-name="T4">for(File path:paths)</text:span></text:p>
            <text:p text:style-name="P12">     <text:span text:style-name="T4">{</text:span></text:p>
            <text:p text:style-name="P12">           <text:span text:style-name="T4">// prints file and directory paths</text:span></text:p>
            <text:p text:style-name="P12">           <text:span text:style-name="T4">System.out.println(path);</text:span></text:p>
            <text:p text:style-name="P12">     <text:span text:style-name="T4">}</text:span></text:p>
            <text:p text:style-name="P12">     <text:span text:style-name="T4">}catch(Exception e){</text:span></text:p>
            <text:p text:style-name="P12">     <text:span text:style-name="T4">// if any error occurs</text:span></text:p>
            <text:p text:style-name="P12">     <text:span text:style-name="T4">e.printStackTrace();</text:span></text:p>
            <text:p text:style-name="P12">     <text:span text:style-name="T4">}</text:span></text:p>
            <text:p text:style-name="P12">  <text:span text:style-name="T4">}</text:span></text:p>
            <text:p text:style-name="P10">}</text:p>
          </table:table-cell>
        </table:table-row>
      </table:table>
      <text:h text:style-name="P4" text:outline-level="4">14. What do you know about the FilenameFilter interface?</text:h>
      <text:p text:style-name="P6">The FilenameFilter interface is used to check whether a File object is subject to a condition. This interface contains the only method boolean accept (File pathName) . This method must be overridden and implemented. For example:</text:p>
      <table:table table:name="Table4" table:style-name="Table4">
        <table:table-column table:style-name="Table4.A"/>
        <table:table-row table:style-name="TableLine2263114574912">
          <table:table-cell table:style-name="Table4.A1" office:value-type="string">
            <text:p text:style-name="P9">public boolean accept(File file) {</text:p>
            <text:p text:style-name="P12">   <text:span text:style-name="T4">if (file.isDirectory()) {</text:span></text:p>
            <text:p text:style-name="P12">     <text:span text:style-name="T4">return true;</text:span></text:p>
            <text:p text:style-name="P12">   <text:span text:style-name="T4">} else {</text:span></text:p>
            <text:p text:style-name="P12">     <text:span text:style-name="T4">String path = file.getAbsolutePath().toLowerCase();</text:span></text:p>
            <text:p text:style-name="P12">     <text:span text:style-name="T4">for (int i = 0, n = extensions.length; i &lt; n; i++) {</text:span></text:p>
            <text:p text:style-name="P12">       <text:span text:style-name="T4">String extension = extensions[i];</text:span></text:p>
            <text:p text:style-name="P12">       <text:span text:style-name="T4">if ((path.endsWith(extension) &amp;&amp; (path.charAt(path.length()</text:span></text:p>
            <text:p text:style-name="P12">                 – <text:span text:style-name="T4">extension.length() – 1)) == ‘.’)) {</text:span></text:p>
            <text:p text:style-name="P12">         <text:span text:style-name="T4">return true;</text:span></text:p>
            <text:p text:style-name="P12">       <text:span text:style-name="T4">}</text:span></text:p>
            <text:p text:style-name="P12">     <text:span text:style-name="T4">}</text:span></text:p>
            <text:p text:style-name="P12">   <text:span text:style-name="T4">}</text:span></text:p>
            <text:p text:style-name="P12">   <text:span text:style-name="T4">return false;</text:span></text:p>
            <text:p text:style-name="P10">}</text:p>
            <text:p text:style-name="P10">//OR</text:p>
            <text:p text:style-name="P10">String yourPath = “insert here your path..”;</text:p>
            <text:p text:style-name="P10">File directory = new File(yourPath);</text:p>
            <text:p text:style-name="P10"><text:soft-page-break/>String[] myFiles = directory.list(new FilenameFilter() {</text:p>
            <text:p text:style-name="P12">   <text:span text:style-name="T4">public boolean accept(File directory, String fileName) {</text:span></text:p>
            <text:p text:style-name="P12">       <text:span text:style-name="T4">return fileName.endsWith(“.txt”);</text:span></text:p>
            <text:p text:style-name="P12">   <text:span text:style-name="T4">}</text:span></text:p>
            <text:p text:style-name="P10">});</text:p>
          </table:table-cell>
        </table:table-row>
      </table:table>
      <text:h text:style-name="P4" text:outline-level="4">15. What is serialization?</text:h>
      <text:p text:style-name="P6"><text:span text:style-name="T14">Serialization</text:span> is the process of maintaining the state of an object in a sequence of bytes; <text:span text:style-name="T14">deserialization</text:span> is the process of restoring an object from these bytes. The Java Serialization API provides a standard mechanism for creating serializable objects.</text:p>
      <text:h text:style-name="P4" text:outline-level="4">16. What are the conditions for “successful” serialization of an object?</text:h>
      <text:p text:style-name="P6">To be serializable, the class must implement the Serializable interface tag. Also, all attributes and subtypes of the class being serialized must be serializable. If the ancestor class was non-realizable, then this superclass must contain an accessible (public, protected) constructor without parameters to initialize the fields.</text:p>
      <text:h text:style-name="P4" text:outline-level="4">17. What classes allow you to archive objects?</text:h>
      <text:p text:style-name="P6">DeflaterOutputStream, InflaterInputStream, ZipInputStream, ZipOutputStream, GZIPInputStream, GZIPOutputStream.</text:p>
      <text:p text:style-name="P6">An example program:</text:p>
      <table:table table:name="Table5" table:style-name="Table5">
        <table:table-column table:style-name="Table5.A"/>
        <table:table-row table:style-name="TableLine2263114578176">
          <table:table-cell table:style-name="Table5.A1" office:value-type="string">
            <text:p text:style-name="P9">package com.Codingcompiler;</text:p>
            <text:p text:style-name="P10">import java.io.File;</text:p>
            <text:p text:style-name="P10"><text:soft-page-break/>import java.io.FileInputStream;</text:p>
            <text:p text:style-name="P10">import java.io.FileOutputStream;</text:p>
            <text:p text:style-name="P10">import java.io.IOException;</text:p>
            <text:p text:style-name="P10">import java.util.zip.ZipEntry;</text:p>
            <text:p text:style-name="P10">import java.util.zip.ZipOutputStream;</text:p>
            <text:p text:style-name="P10">public class ZipOutputStreamTest {</text:p>
            <text:p text:style-name="P12">   <text:span text:style-name="T4">public static void main(String… args) throws IOException {</text:span></text:p>
            <text:p text:style-name="P12">       <text:span text:style-name="T4">String source=”D:/page/file.txt”;</text:span></text:p>
            <text:p text:style-name="P12">       <text:span text:style-name="T4">File sfile= new File(source);</text:span></text:p>
            <text:p text:style-name="P12">       <text:span text:style-name="T4">String dest=”D:/page/file.zip”;</text:span></text:p>
            <text:p text:style-name="P12">       <text:span text:style-name="T4">File dfile= new File(dest);</text:span></text:p>
            <text:p text:style-name="P12">       <text:span text:style-name="T4">FileInputStream fis= new FileInputStream(sfile);</text:span></text:p>
            <text:p text:style-name="P12">       <text:span text:style-name="T4">FileOutputStream fos= new FileOutputStream(dfile);</text:span></text:p>
            <text:p text:style-name="P12">       <text:span text:style-name="T4">ZipOutputStream zos= new ZipOutputStream(fos);</text:span></text:p>
            <text:p text:style-name="P12">       <text:span text:style-name="T4">ZipEntry ze= new ZipEntry(source);</text:span></text:p>
            <text:p text:style-name="P12">       <text:span text:style-name="T4">//begins writing a new zip file and sets the position to the start of data</text:span></text:p>
            <text:p text:style-name="P12">       <text:span text:style-name="T4">zos.putNextEntry(ze);</text:span></text:p>
            <text:p text:style-name="P12">       <text:span text:style-name="T4">byte[] buf = new byte[1024];</text:span></text:p>
            <text:p text:style-name="P12"><text:soft-page-break/>       <text:span text:style-name="T4">int len;</text:span></text:p>
            <text:p text:style-name="P12">       <text:span text:style-name="T4">while((len=fis.read(buf))&gt;0){</text:span></text:p>
            <text:p text:style-name="P12">           <text:span text:style-name="T4">zos.write(buf, 0, len);</text:span></text:p>
            <text:p text:style-name="P12">       <text:span text:style-name="T4">}</text:span></text:p>
            <text:p text:style-name="P12">       <text:span text:style-name="T4">System.out.println(“File created:”+dest);</text:span></text:p>
            <text:p text:style-name="P12">       <text:span text:style-name="T4">fis.close();</text:span></text:p>
            <text:p text:style-name="P12">       <text:span text:style-name="T4">zos.close();</text:span></text:p>
            <text:section text:style-name="Sect1" text:name="Section5">
              <text:p text:style-name="P14"><draw:frame draw:style-name="fr1" draw:name="Object12" text:anchor-type="as-char" svg:width="0.3752in" svg:height="0.1665in" draw:z-index="1"><draw:floating-frame/></draw:frame></text:p>
            </text:section>
            <text:p text:style-name="P10">}</text:p>
          </table:table-cell>
        </table:table-row>
      </table:table>
      <text:p text:style-name="Standard"/>
      <text:p text:style-name="P21"><text:span text:style-name="T12">Q: What is Java I/O ?<text:line-break/>A: Java I/O (Input and Output) is used to process the input and produce the output. Java makes use of the stream concepts to make I/O operation fast. The java.io package contains all the classes required for input and output operations.</text:span><text:line-break/><text:line-break/><text:span text:style-name="T12">Q: What is difference between Scanner and BufferedReader?<text:line-break/>A: Scanner is used for parsing tokens from the contents of the stream while BufferedReader just reads the stream and does not do any special parsing. Usually we pass a BufferedReader to a scanner as the source of characters to parse.</text:span><text:line-break/><text:line-break/><text:span text:style-name="T12">Q: How to process java.io.InputStream object and produce a String?<text:line-break/>A:</text:span></text:p>
      <text:p text:style-name="P17">static String convertStreamToString(java.io.InputStream iStream)</text:p>
      <text:p text:style-name="P19"><text:s/><text:span text:style-name="T15">{</text:span></text:p>
      <text:p text:style-name="P19"><text:soft-page-break/><text:s text:c="4"/><text:span text:style-name="T15">java.util.Scanner scanInput = new java.util.Scanner(iStream).useDelimiter("\\A");</text:span></text:p>
      <text:p text:style-name="P19"><text:s text:c="4"/><text:span text:style-name="T15">return scanInput.hasNext() ? scanInput.next() : "";</text:span></text:p>
      <text:p text:style-name="P19"><text:s/><text:span text:style-name="T15">}</text:span></text:p>
      <text:p text:style-name="P27"><text:line-break/><text:line-break/><text:span text:style-name="T12">Q: How to create a Java String from the contents of a file??<text:line-break/>A:</text:span></text:p>
      <text:p text:style-name="P20"><text:s text:c="32"/></text:p>
      <text:p text:style-name="P18">static String readFile(String path, Charset encoding) </text:p>
      <text:p text:style-name="P19"><text:s text:c="2"/><text:span text:style-name="T15">throws IOException </text:span></text:p>
      <text:p text:style-name="P18">{</text:p>
      <text:p text:style-name="P19"><text:s text:c="2"/><text:span text:style-name="T15">byte[] encoded = Files.readAllBytes(Paths.get(path));</text:span></text:p>
      <text:p text:style-name="P19"><text:s text:c="2"/><text:span text:style-name="T15">return new String(encoded, encoding);</text:span></text:p>
      <text:p text:style-name="P18">}</text:p>
      <text:p text:style-name="P27"><text:span text:style-name="T12">Q: What are the uses of FileInputStream and FileOutputStream in java?<text:line-break/>A: java.io.FileInputStream and java.io.FileOutputStream were introduced in JDK 1.0. These APIs are used to read and write stream input and output. They can also be used to read and write images.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Georgia, Cambria, 'Times New Roman', Times, sans-serif"/>
    <style:font-face style:name="source sans pro" svg:font-family="'source sans pro', sans-serif"/>
    <style:font-face style:name="work sans" svg:font-family="'work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16:27:53.946000000</dc:date>
    <meta:editing-duration>PT5M2S</meta:editing-duration>
    <meta:editing-cycles>3</meta:editing-cycles>
    <meta:generator>LibreOffice/7.2.0.4$Windows_X86_64 LibreOffice_project/9a9c6381e3f7a62afc1329bd359cc48accb6435b</meta:generator>
    <meta:document-statistic meta:table-count="5" meta:image-count="0" meta:object-count="2" meta:page-count="14" meta:paragraph-count="207" meta:word-count="2060" meta:character-count="13835" meta:non-whitespace-character-count="11562"/>
  </office:meta>
</office:document-meta>
</file>